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-color="#dde8cb" draw:textarea-horizontal-align="justify" draw:textarea-vertical-align="middle" draw:auto-grow-height="false" fo:min-height="1.546cm" fo:min-width="3.99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445cm" fo:min-width="1.688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068cm" fo:min-width="0.929cm" loext:decorative="false"/>
    </style:style>
    <style:style style:name="gr7" style:family="graphic" style:parent-style-name="standard">
      <style:graphic-properties draw:fill-color="#dde8cb" draw:opacity="100%" draw:opacity-name="Transparency_20_1" draw:textarea-horizontal-align="justify" draw:textarea-vertical-align="middle" draw:auto-grow-height="false" fo:min-height="1.546cm" fo:min-width="3.99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afd095" draw:textarea-horizontal-align="justify" draw:textarea-vertical-align="middle" draw:auto-grow-height="false" fo:min-height="1.546cm" fo:min-width="3.99cm" style:writing-mode="lr-tb" loext:decorative="false"/>
      <style:paragraph-properties style:writing-mode="lr-tb"/>
    </style:style>
    <style:style style:name="gr9" style:family="graphic" style:parent-style-name="objectwithoutfill">
      <style:graphic-properties draw:stroke="solid" draw:stroke-dash="Double_20_Dash_20__28_Rounded_29_" svg:stroke-width="0.035cm" draw:marker-start-width="0.253cm" draw:marker-end="Arrowheads_20_6" draw:marker-end-width="0.353cm" svg:stroke-linecap="round" draw:fill="none" draw:textarea-vertical-align="middle" fo:padding-top="0.143cm" fo:padding-bottom="0.143cm" fo:padding-left="0.268cm" fo:padding-right="0.268cm" loext:decorative="false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dde8cb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e8cb" draw:opacity="100%" draw:opacity-name="Transparency_20_1"/>
      <style:paragraph-properties fo:text-align="center" style:writing-mode="lr-tb"/>
    </style:style>
    <style:style style:name="P7" style:family="paragraph">
      <loext:graphic-properties draw:fill-color="#afd095"/>
      <style:paragraph-properties fo:text-align="center" style:writing-mode="lr-tb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dde8cb"/>
      <style:paragraph-properties fo:text-align="center" style:writing-mode="lr-tb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4cm" fo:margin-bottom="0cm"/>
    </style:style>
    <style:style style:name="P12" style:family="paragraph">
      <style:text-properties style:font-name="Liberation Mono1"/>
    </style:style>
    <style:style style:name="P13" style:family="paragraph">
      <style:text-properties style:font-name="Liberation Mono1" fo:font-size="25pt" fo:background-color="#ffffff" style:font-size-asian="25pt" style:font-size-complex="25pt"/>
    </style:style>
    <style:style style:name="P14" style:family="paragraph">
      <style:paragraph-properties fo:margin-top="0.5cm" fo:margin-bottom="0cm"/>
      <style:text-properties style:font-name="Liberation Mono1" fo:font-size="25pt" fo:background-color="#ffffff" style:font-size-asian="25pt" style:font-size-complex="2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style:style style:name="T6" style:family="text">
      <style:text-properties fo:font-size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Mono1" fo:font-size="26pt" fo:background-color="#eeeeee" style:font-size-asian="26pt" style:font-size-complex="26pt"/>
    </style:style>
    <style:style style:name="T9" style:family="text">
      <style:text-properties style:font-name="Liberation Sans2" fo:font-size="26pt" style:font-size-asian="26pt" style:font-size-complex="26pt"/>
    </style:style>
    <style:style style:name="T10" style:family="text">
      <style:text-properties style:font-name="Liberation Mono1" fo:font-size="22pt" fo:background-color="#eeeeee" style:font-size-asian="22pt" style:font-size-complex="22pt"/>
    </style:style>
    <style:style style:name="T11" style:family="text">
      <style:text-properties style:font-name="Liberation Mono1" fo:font-size="19pt" fo:background-color="#eeeeee" style:font-size-asian="19pt" style:font-size-complex="19pt"/>
    </style:style>
    <style:style style:name="T12" style:family="text">
      <style:text-properties fo:font-size="19pt" style:font-size-asian="19pt" style:font-size-complex="19pt"/>
    </style:style>
    <style:style style:name="T13" style:family="text">
      <style:text-properties style:font-name="Liberation Mono1" fo:font-style="italic" fo:background-color="#ffffff" style:font-style-asian="italic" style:font-style-complex="italic"/>
    </style:style>
    <style:style style:name="T14" style:family="text">
      <style:text-properties style:font-name="Liberation Mono1" fo:font-size="18pt" fo:background-color="#eeeeee" style:font-size-asian="18pt" style:font-size-complex="18pt"/>
    </style:style>
    <style:style style:name="T15" style:family="text">
      <style:text-properties style:font-name="Liberation Mono1" fo:font-size="18pt" fo:background-color="#ffffff" style:font-size-asian="18pt" style:font-size-complex="18pt"/>
    </style:style>
    <style:style style:name="T16" style:family="text">
      <style:text-properties style:font-name="Liberation Mono1" fo:font-size="18pt" fo:font-weight="bold" fo:background-color="#ffffff" style:font-size-asian="18pt" style:font-weight-asian="bold" style:font-size-complex="18pt" style:font-weight-complex="bold"/>
    </style:style>
    <style:style style:name="T17" style:family="text">
      <style:text-properties fo:font-size="18pt" fo:background-color="#eeeeee" style:font-size-asian="18pt" style:font-size-complex="18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Liberation Sans2" fo:font-style="normal" style:font-style-asian="normal" style:font-style-complex="normal"/>
    </style:style>
    <style:style style:name="T21" style:family="text">
      <style:text-properties style:font-name="Liberation Sans2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cd" loext:opacity="100%" fo:font-size="28pt" style:text-underline-style="solid" style:text-underline-width="auto" style:text-underline-color="font-color" style:font-size-asian="28pt" style:font-size-complex="28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font-name="Liberation Mono1" fo:font-size="28pt" style:font-size-asian="28pt" style:font-size-complex="28pt"/>
    </style:style>
    <style:style style:name="T26" style:family="text">
      <style:text-properties style:font-name="Liberation Mono1" fo:background-color="#eeeeee"/>
    </style:style>
    <style:style style:name="T27" style:family="text">
      <style:text-properties style:font-name="Liberation Mono1" fo:font-size="20pt" fo:background-color="#ffffff" style:font-size-asian="20pt" style:font-size-complex="20pt"/>
    </style:style>
    <style:style style:name="T28" style:family="text">
      <style:text-properties style:font-name="Liberation Mono1" fo:font-size="20pt" fo:font-weight="bold" fo:background-color="#ffffff" style:font-size-asian="20pt" style:font-weight-asian="bold" style:font-size-complex="20pt" style:font-weight-complex="bold"/>
    </style:style>
    <style:style style:name="T29" style:family="text">
      <style:text-properties style:font-name="Liberation Mono1" fo:font-size="28pt" fo:font-weight="bold" fo:background-color="#ffffff" style:font-size-asian="28pt" style:font-weight-asian="bold" style:font-size-complex="28pt" style:font-weight-complex="bold"/>
    </style:style>
    <style:style style:name="T30" style:family="text">
      <style:text-properties style:font-name="Liberation Mono1" fo:font-size="28pt" fo:background-color="#ffffff" style:font-size-asian="28pt" style:font-size-complex="28pt"/>
    </style:style>
    <style:style style:name="T31" style:family="text">
      <style:text-properties style:font-name="Liberation Mono1" fo:font-size="25pt" fo:background-color="#ffffff" style:font-size-asian="25pt" style:font-size-complex="25pt"/>
    </style:style>
    <style:style style:name="T32" style:family="text">
      <style:text-properties style:font-name="Liberation Mono1" fo:font-size="25pt" fo:background-color="#eeeeee" style:font-size-asian="25pt" style:font-size-complex="25pt"/>
    </style:style>
    <style:style style:name="T33" style:family="text">
      <style:text-properties fo:background-color="#eeeeee"/>
    </style:style>
    <style:style style:name="T34" style:family="text">
      <style:text-properties fo:color="#0000cd" loext:opacity="100%"/>
    </style:style>
    <style:style style:name="T35" style:family="text">
      <style:text-properties style:font-name="Liberation Mono1" fo:font-size="20pt" style:font-size-asian="20pt" style:font-size-complex="20pt"/>
    </style:style>
    <style:style style:name="T36" style:family="text">
      <style:text-properties style:font-name="Liberation Mono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A unified </text:span><text:span text:style-name="T2">plutus</text:span><text:span text:style-name="T1"> CLI tool</text:span></text:p>
            <text:p text:style-name="P1"/>
            <text:p text:style-name="P1"><text:span text:style-name="T3"/></text:p>
            <text:p text:style-name="P1"><text:span text:style-name="T3"/></text:p>
            <text:p text:style-name="P1"><text:span text:style-name="T4">Nikolaos Bezirgiannis , Plutus Team</text:span></text:p>
            <text:p text:style-name="P1"><text:span text:style-name="T5"/></text:p>
            <text:p text:style-name="P1"><text:span text:style-name="T5">Cardano Buidler Fest #1 </text:span></text:p>
            <text:p text:style-name="P1"><text:span text:style-name="T5"><text:s/></text:span><text:span text:style-name="T5">23 April 202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Intro: Compilation Pipeline</text:p>
          </draw:text-box>
        </draw:frame>
        <draw:custom-shape draw:style-name="gr2" draw:text-style-name="P4" draw:layer="layout" svg:width="6.35cm" svg:height="2.54cm" svg:x="10.795cm" svg:y="3.81cm">
          <text:p text:style-name="P3">Plutus I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35cm" svg:height="2.54cm" svg:x="10.795cm" svg:y="8.255cm">
          <text:p text:style-name="P3">Typed</text:p>
          <text:p text:style-name="P3">Plutus Cor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35cm" svg:height="2.54cm" svg:x="10.795cm" svg:y="12.7cm">
          <text:p text:style-name="P3">Untyped</text:p>
          <text:p text:style-name="P3">Plutus Cor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3.97cm" svg:y1="6.35cm" svg:x2="13.97cm" svg:y2="8.255cm">
          <text:p/>
        </draw:line>
        <draw:line draw:style-name="gr4" draw:text-style-name="P5" draw:layer="layout" svg:x1="13.97cm" svg:y1="10.795cm" svg:x2="13.97cm" svg:y2="12.7cm">
          <text:p/>
        </draw:lin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Intro: Compilation Pipeline</text:p>
          </draw:text-box>
        </draw:frame>
        <draw:custom-shape draw:style-name="gr2" draw:text-style-name="P4" draw:layer="layout" svg:width="6.35cm" svg:height="2.54cm" svg:x="10.795cm" svg:y="3.81cm">
          <text:p text:style-name="P3">PI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35cm" svg:height="2.54cm" svg:x="10.795cm" svg:y="8.255cm">
          <text:p text:style-name="P3">TPL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35cm" svg:height="2.54cm" svg:x="10.795cm" svg:y="12.7cm">
          <text:p text:style-name="P3">UPL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3.97cm" svg:y1="6.35cm" svg:x2="13.97cm" svg:y2="8.255cm">
          <text:p/>
        </draw:line>
        <draw:line draw:style-name="gr4" draw:text-style-name="P5" draw:layer="layout" svg:x1="13.97cm" svg:y1="10.795cm" svg:x2="13.97cm" svg:y2="12.7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Intro: Compilation Pipeline</text:p>
          </draw:text-box>
        </draw:frame>
        <draw:custom-shape draw:style-name="gr2" draw:text-style-name="P4" draw:layer="layout" svg:width="6.35cm" svg:height="2.54cm" svg:x="10.795cm" svg:y="3.81cm">
          <text:p text:style-name="P3">PI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35cm" svg:height="2.54cm" svg:x="10.795cm" svg:y="8.255cm">
          <text:p text:style-name="P3">TPL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3.97cm" svg:y1="6.35cm" svg:x2="13.97cm" svg:y2="8.255cm">
          <text:p/>
        </draw:line>
        <draw:line draw:style-name="gr4" draw:text-style-name="P5" draw:layer="layout" svg:x1="13.97cm" svg:y1="10.795cm" svg:x2="13.97cm" svg:y2="12.7cm">
          <text:p/>
        </draw:line>
        <draw:custom-shape draw:style-name="gr5" draw:text-style-name="P3" draw:layer="layout" svg:width="2.54cm" svg:height="2.54cm" svg:x="7.62cm" svg:y="12.7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3" draw:layer="layout" svg:width="1.905cm" svg:height="0.635cm" svg:x="10.16cm" svg:y="13.33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54cm" svg:height="2.54cm" svg:x="12.065cm" svg:y="12.7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6" draw:layer="layout" svg:width="6.35cm" svg:height="2.54cm" svg:x="10.795cm" svg:y="12.7cm">
          <text:p text:style-name="P3">UPL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54cm" svg:height="2.54cm" svg:x="16.51cm" svg:y="12.7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3" draw:layer="layout" svg:width="2.54cm" svg:height="2.54cm" svg:x="20.955cm" svg:y="12.7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3" draw:layer="layout" svg:width="2.54cm" svg:height="2.54cm" svg:x="3.175cm" svg:y="12.7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3" draw:layer="layout" svg:width="1.905cm" svg:height="0.635cm" svg:x="5.715cm" svg:y="13.33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905cm" svg:height="0.635cm" svg:x="14.605cm" svg:y="13.33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905cm" svg:height="0.635cm" svg:x="19.05cm" svg:y="13.33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Intro: High-level Languages</text:p>
          </draw:text-box>
        </draw:frame>
        <draw:custom-shape draw:style-name="gr2" draw:text-style-name="P4" xml:id="id2" draw:id="id2" draw:layer="layout" svg:width="6.35cm" svg:height="2.54cm" svg:x="10.795cm" svg:y="3.81cm">
          <text:p text:style-name="P3">PI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35cm" svg:height="2.54cm" svg:x="10.795cm" svg:y="8.255cm">
          <text:p text:style-name="P3">TPL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35cm" svg:height="2.54cm" svg:x="10.795cm" svg:y="12.7cm">
          <text:p text:style-name="P3">UPL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3.97cm" svg:y1="6.35cm" svg:x2="13.97cm" svg:y2="8.255cm">
          <text:p/>
        </draw:line>
        <draw:line draw:style-name="gr4" draw:text-style-name="P5" draw:layer="layout" svg:x1="13.97cm" svg:y1="10.795cm" svg:x2="13.97cm" svg:y2="12.7cm">
          <text:p/>
        </draw:line>
        <draw:custom-shape draw:style-name="gr8" draw:text-style-name="P7" xml:id="id1" draw:id="id1" draw:layer="layout" svg:width="6.35cm" svg:height="2.54cm" svg:x="1.27cm" svg:y="3.81cm">
          <text:p text:style-name="P3">PlutusTx /</text:p>
          <text:p text:style-name="P3">Haskel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3.97cm" svg:y1="6.35cm" svg:x2="13.97cm" svg:y2="8.255cm">
          <text:p/>
        </draw:line>
        <draw:connector draw:style-name="gr9" draw:text-style-name="P5" draw:layer="layout" draw:type="line" svg:x1="7.62cm" svg:y1="5.08cm" svg:x2="10.795cm" svg:y2="5.08cm" draw:start-shape="id1" draw:start-glue-point="10" draw:end-shape="id2" draw:end-glue-point="6" svg:d="M7620 5080h3175" svg:viewBox="0 0 3176 1">
          <text:p/>
        </draw:connecto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Intro: High-level Languages</text:p>
          </draw:text-box>
        </draw:frame>
        <draw:custom-shape draw:style-name="gr2" draw:text-style-name="P4" draw:layer="layout" svg:width="6.35cm" svg:height="2.54cm" svg:x="10.795cm" svg:y="3.81cm">
          <text:p text:style-name="P3">PI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35cm" svg:height="2.54cm" svg:x="10.795cm" svg:y="8.255cm">
          <text:p text:style-name="P3">TPL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6.35cm" svg:height="2.54cm" svg:x="10.795cm" svg:y="12.7cm">
          <text:p text:style-name="P3">UPL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3.97cm" svg:y1="6.35cm" svg:x2="13.97cm" svg:y2="8.255cm">
          <text:p/>
        </draw:line>
        <draw:line draw:style-name="gr4" draw:text-style-name="P5" draw:layer="layout" svg:x1="13.97cm" svg:y1="10.795cm" svg:x2="13.97cm" svg:y2="12.7cm">
          <text:p/>
        </draw:line>
        <draw:custom-shape draw:style-name="gr8" draw:text-style-name="P7" xml:id="id3" draw:id="id3" draw:layer="layout" svg:width="6.35cm" svg:height="2.54cm" svg:x="0.635cm" svg:y="12.7cm">
          <text:p text:style-name="P3">Aiken, ...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3.97cm" svg:y1="6.35cm" svg:x2="13.97cm" svg:y2="8.255cm">
          <text:p/>
        </draw:line>
        <draw:connector draw:style-name="gr9" draw:text-style-name="P5" draw:layer="layout" draw:type="line" svg:x1="6.985cm" svg:y1="13.97cm" svg:x2="10.795cm" svg:y2="13.97cm" draw:start-shape="id3" draw:start-glue-point="10" draw:end-shape="id4" svg:d="M6985 13970h3810" svg:viewBox="0 0 3811 1">
          <text:p/>
        </draw:connecto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I kind of lied...</text:p>
          </draw:text-box>
        </draw:frame>
        <draw:custom-shape draw:style-name="gr2" draw:text-style-name="P9" draw:layer="layout" svg:width="6.35cm" svg:height="2.54cm" svg:x="10.795cm" svg:y="3.81cm">
          <text:p text:style-name="P8"><text:span text:style-name="T6">P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6.35cm" svg:height="2.54cm" svg:x="10.795cm" svg:y="8.255cm">
          <text:p text:style-name="P8"><text:span text:style-name="T6">TPL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6.35cm" svg:height="2.54cm" svg:x="10.795cm" svg:y="12.7cm">
          <text:p text:style-name="P8"><text:span text:style-name="T6">UPL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3.97cm" svg:y1="6.35cm" svg:x2="13.97cm" svg:y2="8.255cm">
          <text:p/>
        </draw:line>
        <draw:line draw:style-name="gr4" draw:text-style-name="P5" draw:layer="layout" svg:x1="13.97cm" svg:y1="10.795cm" svg:x2="13.97cm" svg:y2="12.7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arameterised PIR,TPLC,UPLC 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xml:id="id5" text:id="id5"><text:s/>Over <text:span text:style-name="T7">variable names</text:span></text:p>
              </text:list-item>
            </text:list>
            <text:list text:style-name="L3">
              <text:list-item>
                <text:list>
                  <text:list-item>
                    <text:p xml:id="id6" text:id="id6"><text:span text:style-name="T8">Name / DeBruijn / NamedDeBruijn</text:span></text:p>
                  </text:list-item>
                </text:list>
              </text:list-item>
            </text:list>
            <text:list text:style-name="L2">
              <text:list-item>
                <text:p xml:id="id7" text:id="id7"><text:s/>Over <text:span text:style-name="T7">annotations</text:span></text:p>
              </text:list-item>
            </text:list>
            <text:list text:style-name="L3">
              <text:list-item>
                <text:list>
                  <text:list-item>
                    <text:p xml:id="id8" text:id="id8"><text:span text:style-name="T8">() / Plutus-SrcSpans / Haskell-SrcSpans</text:span></text:p>
                  </text:list-item>
                </text:list>
              </text:list-item>
              <text:list-item>
                <text:p xml:id="id9" text:id="id9"><text:span text:style-name="T9">Examples:</text:span></text:p>
                <text:list>
                  <text:list-item>
                    <text:p xml:id="id10" text:id="id10"><text:span text:style-name="T8">`PIR Name ()` </text:span></text:p>
                  </text:list-item>
                  <text:list-item>
                    <text:p xml:id="id11" text:id="id11"><text:span text:style-name="T8">`UPLC DeBruijn SrcSpans`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tainers for PIR,TPLC,UPLC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Plain Text</text:p>
              </text:list-item>
              <text:list-item>
                <text:p>Flat</text:p>
              </text:list-item>
              <text:list-item>
                <text:p>CBOR</text:p>
              </text:list-item>
              <text:list-item>
                <text:p>Data<text:span text:style-name="T7">*</text:span></text:p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ow to get script output (A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rogrammatically inside Tx “offline” code:</text:p>
                <text:list>
                  <text:list-item>
                    <text:p><text:span text:style-name="T10">getPlc =&gt; UPLC NamedDeBruijn SrcSpans </text:span></text:p>
                  </text:list-item>
                  <text:list-item>
                    <text:p text:style-name="P11"><text:span text:style-name="T10">getPir =&gt; PIR Name SrcSpans</text:span></text:p>
                    <text:p text:style-name="P11"><text:span text:style-name="T10"/></text:p>
                  </text:list-item>
                  <text:list-item>
                    <text:p><text:span text:style-name="T10">getPlcNoAnn =&gt; UPLC NamedDeBruijn ()</text:span></text:p>
                  </text:list-item>
                  <text:list-item>
                    <text:p><text:span text:style-name="T10">getPirNoAnn =&gt; PIR PIR.Name ()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ow to get script output (B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Using a PlutusTx plugin flag:<text:line-break/></text:p>
                <text:p><text:span text:style-name="T11">{-# OPTIONS_GHC -fplugin-opt PlutusTx.Plugin:dump-pir #-}</text:span></text:p>
                <text:p><text:span text:style-name="T11"/></text:p>
                <text:p><text:span text:style-name="T11">===&gt; Flat (Pir Name ())</text:span></text:p>
                <text:p><text:span text:style-name="T12"/></text:p>
                <text:p><text:span text:style-name="T12">, same with </text:span><text:span text:style-name="T11">dump-tplc , dump-uplc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ow to get script output (C)</text:p>
          </draw:text-box>
        </draw:frame>
        <draw:frame presentation:style-name="pr5" draw:layer="layout" svg:width="26.54cm" svg:height="9.134cm" svg:x="1.4cm" svg:y="3.685cm" presentation:class="outline" presentation:user-transformed="true">
          <draw:text-box>
            <text:list text:style-name="L3">
              <text:list-item>
                <text:p>From the <text:span text:style-name="T13">plutus-ledger-api</text:span>:</text:p>
                <text:p><text:span text:style-name="T10">&gt; import PlutusLedgerApi.Common</text:span></text:p>
                <text:p><text:span text:style-name="T10"/></text:p>
                <text:list>
                  <text:list-item>
                    <text:p><text:span text:style-name="T14">serialiseCompiledCode =&gt; SerialisedScript</text:span><text:span text:style-name="T15"> <text:s/>,i.e. </text:span><text:span text:style-name="T16">CBOR</text:span></text:p>
                  </text:list-item>
                  <text:list-item>
                    <text:p><text:span text:style-name="T14">deserialiseScript =&gt; ScriptForEvaluation</text:span></text:p>
                  </text:list-item>
                  <text:list-item>
                    <text:p><text:span text:style-name="T14">uncheckedDeserialiseUPLC =&gt; UPLC.Program UPLC.DeBruijn ()</text:span></text:p>
                  </text:list-item>
                </text:list>
                <text:p><text:span text:style-name="T17"/></text:p>
                <text:p><text:span text:style-name="T17"/></text:p>
                <text:p><text:span text:style-name="T1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ntroducing <text:span text:style-name="T19">plutus</text:span> CL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Unifies<text:span text:style-name="T19"> </text:span><text:span text:style-name="T20">pir.exe, plc.exe, uplc.exe</text:span></text:p>
              </text:list-item>
              <text:list-item>
                <text:p><text:span text:style-name="T21">Latest (in-development) Plutus Version</text:span></text:p>
              </text:list-item>
              <text:list-item>
                <text:p><text:span text:style-name="T21">What it can do:</text:span></text:p>
                <text:list>
                  <text:list-item>
                    <text:p><text:span text:style-name="T21">Convert between names, annotations, containers</text:span></text:p>
                  </text:list-item>
                  <text:list-item>
                    <text:p><text:span text:style-name="T21">Pretty-print plutus code</text:span></text:p>
                  </text:list-item>
                  <text:list-item>
                    <text:p><text:span text:style-name="T21">Compile , optimise and apply multiple code snippets</text:span></text:p>
                  </text:list-item>
                  <text:list-item>
                    <text:p><text:span text:style-name="T21">Run, debug code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ow to build <text:span text:style-name="T2">plutus</text:span> CL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10">&gt; git clone https://github.com/IntersectMBO/plutus</text:span></text:p>
                <text:p><text:span text:style-name="T10">&gt; nix build .#cabalProject.x86_64-linux.hsPkgs.plutus-core.components.exes.plutus</text:span></text:p>
              </text:list-header>
              <text:list-item>
                <text:p>Without Nix (for the adventurous):</text:p>
                <text:list>
                  <text:list-header>
                    <text:p>&gt; cabal build plutu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ow to <text:span text:style-name="T7">not</text:span> build <text:span text:style-name="T2">plutus</text:span> CL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22">Pre-built static </text:span>x86_64-linux binary executable</text:p>
              </text:list-item>
            </text:list>
            <text:list text:style-name="L3">
              <text:list-item>
                <text:list>
                  <text:list-item>
                    <text:p>(reproducible by Hydra)</text:p>
                  </text:list-item>
                </text:list>
                <text:p><text:span text:style-name="T23">github.com/IntersectMBO/plutus/releases/tag/cli-alpha</text:span></text:p>
                <text:p><text:span text:style-name="T24"><text:a xlink:href="https://ci.iog.io/build/3765124/download/2/plutus-core-exe-plutus-x86_64-unknown-linux-musl-1.26.0.0/bin/plutus" xlink:type="simple">https://ci.iog.io/build/3765124/download/2/plutus-core-exe-plutus-x86_64-unknown-linux-musl-1.26.0.0/bin/plutus</text:a></text:span></text:p>
                <text:p><text:span text:style-name="T25">&gt; chmod +x plutu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unning plutus CLI</text:p>
          </draw:text-box>
        </draw:frame>
        <draw:frame presentation:style-name="pr5" draw:text-style-name="P12" draw:layer="layout" svg:width="28.575cm" svg:height="9.134cm" svg:x="0cm" svg:y="3.685cm" presentation:class="outline" presentation:user-transformed="true">
          <draw:text-box>
            <text:list text:style-name="L3">
              <text:list-header>
                <text:p><text:span text:style-name="T26">&gt; ./plutus --help </text:span></text:p>
                <text:p><text:span text:style-name="T26">&gt; cabal run plutus -- --help</text:span></text:p>
                <text:p><text:span text:style-name="T27"><text:line-break/></text:span><text:span text:style-name="T27">USAGE: </text:span><text:span text:style-name="T28">plutus</text:span><text:span text:style-name="T27"> [FILES...] [</text:span><text:span text:style-name="T28">-o</text:span><text:span text:style-name="T27"> FILE] [</text:span><text:span text:style-name="T28">--run</text:span><text:span text:style-name="T27">|</text:span><text:span text:style-name="T28">--debug</text:span><text:span text:style-name="T27">]... 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Input/Output File extensions</text:p>
          </draw:text-box>
        </draw:frame>
        <draw:frame presentation:style-name="pr5" draw:text-style-name="P13" draw:layer="layout" svg:width="25.199cm" svg:height="9.134cm" svg:x="1.4cm" svg:y="3.685cm" presentation:class="outline">
          <draw:text-box>
            <text:list text:style-name="L3">
              <text:list-header>
                <text:p text:style-name="P13"><text:span text:style-name="T29">.pir</text:span><text:span text:style-name="T30"> <text:s/>=&gt; PIR Name ()</text:span></text:p>
                <text:p text:style-name="P13"><text:span text:style-name="T29">.flat</text:span><text:span text:style-name="T30"> =&gt; Flat (UPLC NamedDeBruijn ())</text:span></text:p>
                <text:p text:style-name="P13"><text:span text:style-name="T29">.cbor</text:span><text:span text:style-name="T30"> =&gt; CBOR (Flat (UPLC DeBruijn ())</text:span></text:p>
                <text:p text:style-name="P14"><text:span text:style-name="T29">.data</text:span><text:span text:style-name="T30"> =&gt; CBOR BuiltinData</text:span></text:p>
                <text:p text:style-name="P14"><text:span text:style-name="T29">*</text:span><text:span text:style-name="T30"> <text:s text:c="4"/>=&gt; UPLC Name ()</text:span></text:p>
                <text:p text:style-name="P14"><text:span text:style-name="T31">Use </text:span><text:span text:style-name="T32">-x</text:span><text:span text:style-name="T31"> , </text:span><text:span text:style-name="T32">-n</text:span><text:span text:style-name="T31"> , </text:span><text:span text:style-name="T32">-a</text:span><text:span text:style-name="T31"> to override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x1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33">&gt; echo "(program 1.1.0 (con integer 1) )" &gt; 1.uplc</text:span></text:p>
                <text:p><text:span text:style-name="T33">&gt; ./plutus 1.uplc</text:span></text:p>
                <text:p>Try:</text:p>
                <text:list>
                  <text:list-item>
                    <text:p>convert</text:p>
                  </text:list-item>
                  <text:list-item>
                    <text:p>--run</text:p>
                  </text:list-item>
                  <text:list-item>
                    <text:p>--run --budget=CPU,MEM 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x1,ex2,ex3,ex4,ex5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/>
                <text:p><text:span text:style-name="T34">github.com/IntersectMBO/plutus-cli-demo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x5 : Spending Validato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35"/></text:p>
                <text:p><text:span text:style-name="T35">f :: <text:s text:c="2"/></text:span><text:span text:style-name="T36">DatumType</text:span><text:span text:style-name="T35"> → </text:span><text:span text:style-name="T36">RedeemerType</text:span><text:span text:style-name="T35"> → </text:span><text:span text:style-name="T36">ScriptContext</text:span><text:span text:style-name="T35"> → </text:span><text:span text:style-name="T36">Bool</text:span></text:p>
                <text:p><text:span text:style-name="T35"/></text:p>
                <text:p><text:span text:style-name="T35">f :: </text:span><text:span text:style-name="T36">BuiltinData</text:span><text:span text:style-name="T35"> → <text:s/></text:span><text:span text:style-name="T36">BuiltinData</text:span><text:span text:style-name="T35"> → <text:s text:c="2"/></text:span><text:span text:style-name="T36">BuiltinData</text:span><text:span text:style-name="T35"> → </text:span><text:span text:style-name="T36">()</text:span></text:p>
                <text:p/>
              </text:list-header>
              <text:list-item>
                <text:p>Simulate validator execut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Ex5: Debugging Plutu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ebugging plain uplc</text:p>
              </text:list-item>
              <text:list-item>
                <text:p>Injecting PlutusTx SrcSpa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rectangular" draw:cx="50%" draw:cy="50%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5:09:08.131839588</meta:creation-date>
    <dc:date>2024-04-23T09:46:36.275925021</dc:date>
    <meta:editing-duration>P1DT18H35M19S</meta:editing-duration>
    <meta:editing-cycles>206</meta:editing-cycles>
    <meta:generator>LibreOffice/7.6.1.2$Linux_X86_64 LibreOffice_project/60$Build-2</meta:generator>
    <meta:document-statistic meta:object-count="143"/>
  </office:meta>
</office:document-meta>
</file>